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Bold"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font-name="Calibri"/>
    </style:style>
    <style:style style:name="P2" style:family="paragraph" style:parent-style-name="Standard">
      <style:paragraph-properties fo:text-align="start" style:justify-single-word="false"/>
      <style:text-properties fo:color="#000000" loext:opacity="100%" style:font-name="Calibri" fo:font-size="12pt" style:font-size-asian="12pt"/>
    </style:style>
    <style:style style:name="P3" style:family="paragraph" style:parent-style-name="Standard">
      <style:paragraph-properties fo:text-align="start" style:justify-single-word="false"/>
      <style:text-properties fo:color="#000000" loext:opacity="100%" style:font-name="Calibri" fo:font-size="12pt" officeooo:rsid="001856f3" officeooo:paragraph-rsid="001856f3" style:font-size-asian="12pt"/>
    </style:style>
    <style:style style:name="P4" style:family="paragraph" style:parent-style-name="Standard">
      <style:paragraph-properties fo:text-align="start" style:justify-single-word="false"/>
      <style:text-properties fo:color="#000000" loext:opacity="100%" style:font-name="Calibri" fo:font-size="12pt" officeooo:rsid="001c8464" officeooo:paragraph-rsid="001c8464" style:font-size-asian="12pt"/>
    </style:style>
    <style:style style:name="P5" style:family="paragraph" style:parent-style-name="Standard">
      <style:paragraph-properties fo:text-align="start" style:justify-single-word="false"/>
      <style:text-properties fo:color="#000000" loext:opacity="100%" style:font-name="Calibri" fo:font-size="12pt" officeooo:rsid="001e186c" officeooo:paragraph-rsid="001e186c" style:font-size-asian="12pt"/>
    </style:style>
    <style:style style:name="P6" style:family="paragraph" style:parent-style-name="Standard">
      <style:paragraph-properties fo:text-align="start" style:justify-single-word="false"/>
      <style:text-properties fo:color="#cd9643" loext:opacity="100%" style:font-name="Calibri" fo:font-size="12pt" style:font-size-asian="12pt"/>
    </style:style>
    <style:style style:name="P7" style:family="paragraph" style:parent-style-name="Standard">
      <style:paragraph-properties fo:text-align="start" style:justify-single-word="false"/>
      <style:text-properties fo:color="#cd9643" loext:opacity="100%" style:font-name="Calibri" fo:font-size="12pt" officeooo:rsid="001856f3" officeooo:paragraph-rsid="001856f3" style:font-size-asian="12pt"/>
    </style:style>
    <style:style style:name="P8" style:family="paragraph" style:parent-style-name="Standard">
      <style:paragraph-properties fo:text-align="start" style:justify-single-word="false"/>
      <style:text-properties fo:color="#158466" loext:opacity="100%" style:font-name="Calibri" fo:font-size="12pt" officeooo:rsid="001856f3" officeooo:paragraph-rsid="001856f3" style:font-size-asian="12pt"/>
    </style:style>
    <style:style style:name="P9" style:family="paragraph" style:parent-style-name="Standard">
      <style:paragraph-properties fo:text-align="start" style:justify-single-word="false"/>
      <style:text-properties fo:color="#158466" loext:opacity="100%" style:font-name="Calibri" fo:font-size="12pt" officeooo:rsid="001c8464" officeooo:paragraph-rsid="001c8464" style:font-size-asian="12pt"/>
    </style:style>
    <style:style style:name="P10" style:family="paragraph" style:parent-style-name="Standard">
      <style:paragraph-properties fo:text-align="start" style:justify-single-word="false"/>
      <style:text-properties fo:color="#158466" loext:opacity="100%" style:font-name="Calibri" fo:font-size="12pt" officeooo:rsid="001e186c" officeooo:paragraph-rsid="001e186c" style:font-size-asian="12pt"/>
    </style:style>
    <style:style style:name="P11" style:family="paragraph" style:parent-style-name="Standard">
      <style:paragraph-properties fo:text-align="start" style:justify-single-word="false"/>
      <style:text-properties fo:color="#158466" loext:opacity="100%" style:font-name="Calibri" fo:font-size="12pt" officeooo:rsid="001a1a92" officeooo:paragraph-rsid="001856f3" style:font-size-asian="12pt"/>
    </style:style>
    <style:style style:name="P12" style:family="paragraph" style:parent-style-name="Standard">
      <style:paragraph-properties fo:text-align="start" style:justify-single-word="false"/>
      <style:text-properties fo:color="#158466" loext:opacity="100%" style:font-name="Calibri" fo:font-size="12pt" officeooo:rsid="001a1a92" officeooo:paragraph-rsid="001a1a92" style:font-size-asian="12pt"/>
    </style:style>
    <style:style style:name="P13" style:family="paragraph" style:parent-style-name="Standard">
      <style:paragraph-properties fo:text-align="start" style:justify-single-word="false"/>
      <style:text-properties fo:color="#158466" loext:opacity="100%" style:font-name="Calibri" fo:font-size="12pt" officeooo:rsid="001ba343" officeooo:paragraph-rsid="001ba343" style:font-size-asian="12pt"/>
    </style:style>
    <style:style style:name="P14" style:family="paragraph" style:parent-style-name="Standard">
      <style:paragraph-properties fo:text-align="start" style:justify-single-word="false"/>
      <style:text-properties fo:color="#158466" loext:opacity="100%" style:font-name="Calibri" fo:font-size="12pt" officeooo:rsid="001ba343" style:font-size-asian="12pt"/>
    </style:style>
    <style:style style:name="P15" style:family="paragraph" style:parent-style-name="Standard">
      <style:paragraph-properties fo:text-align="start" style:justify-single-word="false"/>
      <style:text-properties fo:color="#158466" loext:opacity="100%" style:font-name="Calibri" officeooo:rsid="001856f3" officeooo:paragraph-rsid="001856f3"/>
    </style:style>
    <style:style style:name="P16" style:family="paragraph" style:parent-style-name="Standard">
      <style:paragraph-properties fo:text-align="start" style:justify-single-word="false"/>
      <style:text-properties fo:color="#158466" loext:opacity="100%" style:font-name="Calibri"/>
    </style:style>
    <style:style style:name="P17" style:family="paragraph" style:parent-style-name="Standard">
      <style:paragraph-properties fo:text-align="start" style:justify-single-word="false"/>
      <style:text-properties fo:color="#000000" loext:opacity="100%" style:font-name="Calibri" fo:font-size="12pt" style:font-size-asian="12pt"/>
    </style:style>
    <style:style style:name="P18" style:family="paragraph" style:parent-style-name="Standard">
      <style:paragraph-properties fo:text-align="start" style:justify-single-word="false"/>
      <style:text-properties fo:color="#158466" loext:opacity="100%" style:font-name="Calibri" fo:font-size="12pt" officeooo:rsid="002155d6" officeooo:paragraph-rsid="002155d6" style:font-size-asian="12pt"/>
    </style:style>
    <style:style style:name="P19" style:family="paragraph" style:parent-style-name="Standard">
      <style:paragraph-properties fo:text-align="start" style:justify-single-word="false"/>
      <style:text-properties fo:color="#158466" loext:opacity="100%" style:font-name="Calibri" fo:font-size="12pt" officeooo:rsid="002240d1" officeooo:paragraph-rsid="002240d1" style:font-size-asian="12pt"/>
    </style:style>
    <style:style style:name="P20" style:family="paragraph" style:parent-style-name="Standard">
      <style:paragraph-properties fo:text-align="start" style:justify-single-word="false"/>
      <style:text-properties fo:color="#158466" loext:opacity="100%" style:font-name="Calibri" fo:font-size="12pt" officeooo:rsid="00242dc3" officeooo:paragraph-rsid="00242dc3" style:font-size-asian="12pt"/>
    </style:style>
    <style:style style:name="P21" style:family="paragraph" style:parent-style-name="Standard">
      <style:paragraph-properties fo:text-align="start" style:justify-single-word="false"/>
      <style:text-properties fo:color="#158466" loext:opacity="100%" style:font-name="Calibri" fo:font-size="12pt" officeooo:rsid="00260263" officeooo:paragraph-rsid="00260263" style:font-size-asian="12pt"/>
    </style:style>
    <style:style style:name="P22" style:family="paragraph" style:parent-style-name="Standard">
      <style:text-properties fo:color="#158466" loext:opacity="100%" style:font-name="Calibri" fo:font-size="12pt" officeooo:rsid="002711fc" officeooo:paragraph-rsid="002711fc" style:font-size-asian="12pt"/>
    </style:style>
    <style:style style:name="P23" style:family="paragraph" style:parent-style-name="Standard">
      <style:paragraph-properties fo:text-align="start" style:justify-single-word="false"/>
      <style:text-properties fo:color="#158466" loext:opacity="100%" style:font-name="Calibri" fo:font-size="12pt" officeooo:rsid="0027e63b" officeooo:paragraph-rsid="0027e63b" style:font-size-asian="12pt"/>
    </style:style>
    <style:style style:name="P24" style:family="paragraph" style:parent-style-name="Standard">
      <style:paragraph-properties fo:text-align="start" style:justify-single-word="false"/>
      <style:text-properties fo:color="#158466" loext:opacity="100%" style:font-name="Calibri" fo:font-size="12pt" officeooo:rsid="002b0b82" officeooo:paragraph-rsid="002b0b82" style:font-size-asian="12pt"/>
    </style:style>
    <style:style style:name="P25" style:family="paragraph" style:parent-style-name="Standard">
      <style:text-properties fo:color="#cd9643" loext:opacity="100%" style:font-name="Calibri" fo:font-size="12pt" style:font-size-asian="12pt"/>
    </style:style>
    <style:style style:name="T1" style:family="text">
      <style:text-properties fo:color="#000000" loext:opacity="100%" fo:font-size="19pt" fo:font-weight="bold" style:font-size-asian="19pt" style:font-weight-asian="bold"/>
    </style:style>
    <style:style style:name="T2" style:family="text">
      <style:text-properties fo:color="#000000" loext:opacity="100%" fo:font-size="19pt" fo:font-weight="bold" officeooo:rsid="00167305" style:font-size-asian="19pt" style:font-weight-asian="bold"/>
    </style:style>
    <style:style style:name="T3" style:family="text">
      <style:text-properties fo:color="#000000" loext:opacity="100%" fo:font-size="12pt" style:font-size-asian="12pt"/>
    </style:style>
    <style:style style:name="T4" style:family="text">
      <style:text-properties fo:color="#cd9643" loext:opacity="100%" fo:font-size="12pt" style:font-size-asian="12pt"/>
    </style:style>
    <style:style style:name="T5" style:family="text">
      <style:text-properties fo:font-size="12pt" style:font-size-asian="12pt"/>
    </style:style>
    <style:style style:name="T6" style:family="text">
      <style:text-properties fo:font-size="12pt" officeooo:rsid="001a1a92" style:font-size-asian="12pt"/>
    </style:style>
    <style:style style:name="T7" style:family="text">
      <style:text-properties fo:font-size="12pt" officeooo:rsid="001ba343" style:font-size-asian="12pt"/>
    </style:style>
    <style:style style:name="T8" style:family="text">
      <style:text-properties fo:color="#158466" loext:opacity="100%"/>
    </style:style>
    <style:style style:name="T9" style:family="text">
      <style:text-properties officeooo:rsid="002240d1"/>
    </style:style>
    <style:style style:name="T10" style:family="text">
      <style:text-properties officeooo:rsid="00260263"/>
    </style:style>
    <style:style style:name="T11" style:family="text">
      <style:text-properties officeooo:rsid="002974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JavaScrip</text:span><text:span text:style-name="T2">t</text:span><text:span text:style-name="T1"> 2</text:span></text:p>
      <text:p text:style-name="P2">1. Why is it important to write clean code?</text:p>
      <text:p text:style-name="P8">It’s important to write clean code so that you and other developers can understand what has been written. </text:p>
      <text:p text:style-name="P3"/>
      <text:p text:style-name="P1"><text:span text:style-name="T3">2. </text:span><text:span text:style-name="T4">What is the difference between good comments and bad comments?</text:span></text:p>
      <text:p text:style-name="P8">Good comments are brief, relevant, and not used in excess. Whereas bad comments often don’t help the reader understand the code.</text:p>
      <text:p text:style-name="P7"/>
      <text:p text:style-name="P1"><text:span text:style-name="T3">3. </text:span><text:span text:style-name="T4">What is an array?</text:span></text:p>
      <text:p text:style-name="P8">An array is a collection or list of similar data that is placed into a single variable. </text:p>
      <text:p text:style-name="P6"/>
      <text:p text:style-name="P1"><text:span text:style-name="T3">4. </text:span><text:span text:style-name="T4">What are arrays useful for?</text:span></text:p>
      <text:p text:style-name="P8">- Saving memory</text:p>
      <text:p text:style-name="P15"><text:span text:style-name="T5">- </text:span><text:span text:style-name="T6">Easier debugging</text:span></text:p>
      <text:p text:style-name="P11">- Helps re-usability of code</text:p>
      <text:p text:style-name="P6"/>
      <text:p text:style-name="P1"><text:span text:style-name="T3">5. </text:span><text:span text:style-name="T4">How do you access an array element?</text:span></text:p>
      <text:p text:style-name="P12">We access an element in an array by using the array index. </text:p>
      <text:p text:style-name="P12"/>
      <text:p text:style-name="P1"><text:span text:style-name="T3">6. </text:span><text:span text:style-name="T4">How do you change an array element?</text:span></text:p>
      <text:p text:style-name="P13">Usually you would use the index to specifically change an element in an array by the index. Alternatively methods such as slice can be used to change elements in an array based on the start end end points specified.</text:p>
      <text:p text:style-name="P6"/>
      <text:p text:style-name="P1"><text:span text:style-name="T3">7. </text:span><text:span text:style-name="T4">What are some useful array properties?</text:span></text:p>
      <text:p text:style-name="P16"><text:span text:style-name="T5">- </text:span><text:span text:style-name="T7">Length</text:span></text:p>
      <text:p text:style-name="P6"/>
      <text:p text:style-name="P1"><text:span text:style-name="T3">8. </text:span><text:span text:style-name="T4">What are some useful array methods?</text:span></text:p>
      <text:p text:style-name="P16"><text:span text:style-name="T5">- </text:span><text:span text:style-name="T7">Pop()</text:span></text:p>
      <text:p text:style-name="P14">- Push()</text:p>
      <text:p text:style-name="P14">- Slice()</text:p>
      <text:p text:style-name="P14">- Join()</text:p>
      <text:p text:style-name="P14">- Reverse()</text:p>
      <text:p text:style-name="P14">- Sort()</text:p>
      <text:p text:style-name="P6"/>
      <text:p text:style-name="P1"><text:span text:style-name="T3">9. </text:span><text:span text:style-name="T4">What are loops useful for?</text:span></text:p>
      <text:p text:style-name="P9">Loops are useful for executing a block of code multiple times based on a known or unknown condition. </text:p>
      <text:p text:style-name="P6"/>
      <text:p text:style-name="P1"><text:span text:style-name="T3">10.</text:span><text:span text:style-name="T4">What is the break statement?</text:span></text:p>
      <text:p text:style-name="P9">The break statement breaks out of a loop and stops the execution of code inside the loop. Code after the loop will still execute.</text:p>
      <text:p text:style-name="P6"/>
      <text:p text:style-name="P1"><text:span text:style-name="T3">11. </text:span><text:span text:style-name="T4">What is the continue statement?</text:span></text:p>
      <text:p text:style-name="P9">The continue statement breaks out of one iteration in a loop if the specified condition occurs. </text:p>
      <text:p text:style-name="P6"/>
      <text:p text:style-name="P2">12.What is the DOM?</text:p>
      <text:p text:style-name="P9">The DOM (Document Object Model) is a tree like hierarchy of nodes on a webpage.</text:p>
      <text:p text:style-name="P2"><text:soft-page-break/></text:p>
      <text:p text:style-name="P2">13.How do you target the nodes you want to work with?</text:p>
      <text:p text:style-name="P4">You can use one of the following methods:</text:p>
      <text:p text:style-name="P9">getElementById()</text:p>
      <text:p text:style-name="P9">getElementByClassName()</text:p>
      <text:p text:style-name="P9">querySelector()</text:p>
      <text:p text:style-name="P9">querySelectorAll()</text:p>
      <text:p text:style-name="P2"/>
      <text:p text:style-name="P2">14.How do you create an element in the DOM?</text:p>
      <text:p text:style-name="P9">You can use the createElement() method.</text:p>
      <text:p text:style-name="P2"/>
      <text:p text:style-name="P2">15.How do you add an element to the DOM?</text:p>
      <text:p text:style-name="P9">You will need to use the appendChild() method on the document object.</text:p>
      <text:p text:style-name="P2"/>
      <text:p text:style-name="P2">16.How do you remove an element from the DOM?</text:p>
      <text:p text:style-name="P9">You can use the remove() method.</text:p>
      <text:p text:style-name="P2"/>
      <text:p text:style-name="P2">17.How can you alter an element in the DOM?</text:p>
      <text:p text:style-name="P10">It depends on what you need to alter. Using DOM methods or properties we can alter an elements attributes, content or where it fits in the DOM.</text:p>
      <text:p text:style-name="P10">EG: node.style, node.setAttribute, node.innerHTML, node.replaceChild</text:p>
      <text:p text:style-name="P2"/>
      <text:p text:style-name="P1"><text:span text:style-name="T3">18.</text:span><text:span text:style-name="T4">When adding text to a DOM element, should you use textContent or innerHTML?</text:span></text:p>
      <text:p text:style-name="P9">You should use innerHTML.</text:p>
      <text:p text:style-name="P6"/>
      <text:p text:style-name="P2">19.Where should you include your JavaScript tag in your HTML file when working</text:p>
      <text:p text:style-name="P2">with DOM nodes?</text:p>
      <text:p text:style-name="P5"><text:span text:style-name="T8">You should include it in the body of the HTML document.</text:span> </text:p>
      <text:p text:style-name="P2"/>
      <text:p text:style-name="P2">20.How do “events” and “listeners” work?</text:p>
      <text:p text:style-name="P10">Listeners listen for a specific event that has occurred in the browser in order to act accordingly.</text:p>
      <text:p text:style-name="P10">An event is the specific event that has occurred such as ‘click’.</text:p>
      <text:p text:style-name="P5"/>
      <text:p text:style-name="P2"/>
      <text:p text:style-name="P2">21.What are three ways to use events in your code?</text:p>
      <text:p text:style-name="P18">- In-line events <text:span text:style-name="T9">in our HTML.</text:span></text:p>
      <text:p text:style-name="P18">- <text:span text:style-name="T9">Events using properties like class or ID.</text:span></text:p>
      <text:p text:style-name="P18">- <text:span text:style-name="T9">Events using event handlers.</text:span></text:p>
      <text:p text:style-name="P2"/>
      <text:p text:style-name="P2">22.Why are event listeners the preferred way to handle events?</text:p>
      <text:p text:style-name="P19">Because you can have multiple listeners for the same event. </text:p>
      <text:p text:style-name="P2"/>
      <text:p text:style-name="P2">23.What are the benefits of using named functions in your listeners?</text:p>
      <text:p text:style-name="P19">We have an idea of what they are going to do.</text:p>
      <text:p text:style-name="P2"/>
      <text:p text:style-name="P2">24.How do you attach listeners to groups of nodes?</text:p>
      <text:p text:style-name="P20">We can use an identifier to select <text:span text:style-name="T10">all matching nodes. Once the nodes have been selected we can use a for-each loop to apply the same event listener to all elements in the node-list.</text:span></text:p>
      <text:p text:style-name="P2"/>
      <text:p text:style-name="P2"><text:soft-page-break/>25.What is the difference between the return values of querySelector and</text:p>
      <text:p text:style-name="P2">querySelectorAll?</text:p>
      <text:p text:style-name="P21">QuerySelector selects the first matching element in the DOM.</text:p>
      <text:p text:style-name="P21">QuerySelectorAll selects all the matching elements in the DOM.</text:p>
      <text:p text:style-name="P2"/>
      <text:p text:style-name="P2">26.What does a “nodelist” contain?</text:p>
      <text:p text:style-name="P21">It contains a collection of document nodes.</text:p>
      <text:p text:style-name="P2"/>
      <text:p text:style-name="P1"><text:span text:style-name="T3">27.</text:span><text:span text:style-name="T4">Explain the difference between “capture” and “bubbling”.</text:span></text:p>
      <text:p text:style-name="P23">Bubbling is defined as the child of a parent node firing an event of the same type (for example, click) for the parent element after the child event listener has first first.</text:p>
      <text:p text:style-name="P23"/>
      <text:p text:style-name="P23">Capturing is defined as the parent element only firing it’s own event listener and not the child elements.</text:p>
      <text:p text:style-name="P23"/>
      <text:p text:style-name="P23">It is the order in which <text:span text:style-name="T11">events fire. Bubbling is from the bottom up, capturing is from the top down.</text:span></text:p>
      <text:p text:style-name="P6"/>
      <text:p text:style-name="P6">28.What is the difference between objects and arrays?</text:p>
      <text:p text:style-name="P24">Objects can store properties and methods, whereas arrays store a collection of related data that can be accessed via the index. </text:p>
      <text:p text:style-name="P6"/>
      <text:p text:style-name="P25">29.How do you access object properties?</text:p>
      <text:p text:style-name="P22">To access object properties we use the object name with a period and the property name. We can also use square brackets if the property name has spac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Bold"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ZA"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ZA"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08T10:04:00.684000000</dc:date>
    <meta:editing-duration>PT2H18M23S</meta:editing-duration>
    <meta:editing-cycles>4</meta:editing-cycles>
    <meta:generator>LibreOffice/7.3.2.2$Windows_X86_64 LibreOffice_project/49f2b1bff42cfccbd8f788c8dc32c1c309559be0</meta:generator>
    <meta:document-statistic meta:table-count="0" meta:image-count="0" meta:object-count="0" meta:page-count="3" meta:paragraph-count="79" meta:word-count="779" meta:character-count="4423" meta:non-whitespace-character-count="3715"/>
  </office:meta>
</office:document-meta>
</file>